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Menlo, Consolas, 'Courier New', monospace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3088" officeooo:paragraph-rsid="001e3088"/>
    </style:style>
    <style:style style:name="P2" style:family="paragraph" style:parent-style-name="Standard">
      <style:text-properties officeooo:rsid="001e70be" officeooo:paragraph-rsid="001e70be"/>
    </style:style>
    <style:style style:name="P3" style:family="paragraph" style:parent-style-name="Preformatted_20_Text">
      <style:text-properties fo:font-variant="normal" fo:text-transform="none" fo:color="#333333" style:font-name="Monaco" fo:font-size="9.75pt" fo:letter-spacing="normal" fo:font-style="normal" fo:font-weight="normal" officeooo:rsid="001e3088" officeooo:paragraph-rsid="001e3088"/>
    </style:style>
    <style:style style:name="P4" style:family="paragraph" style:parent-style-name="Preformatted_20_Text">
      <style:paragraph-properties fo:margin-top="0in" fo:margin-bottom="0.1043in" loext:contextual-spacing="false" style:line-height-at-least="0.2189in" fo:padding="0.1043in" fo:border="0.06pt solid #000000"/>
      <style:text-properties fo:font-variant="normal" fo:text-transform="none" fo:color="#333333" style:font-name="Monaco" fo:font-size="9.75pt" fo:letter-spacing="normal" fo:font-style="normal" fo:font-weight="normal"/>
    </style:style>
    <style:style style:name="P5" style:family="paragraph" style:parent-style-name="Preformatted_20_Text">
      <style:paragraph-properties fo:margin-top="0in" fo:margin-bottom="0.1043in" loext:contextual-spacing="false" style:line-height-at-least="0.2189in" fo:padding="0.1043in" fo:border="0.06pt solid #000000"/>
      <style:text-properties fo:font-variant="normal" fo:text-transform="none" fo:color="#333333" fo:letter-spacing="normal"/>
    </style:style>
    <style:style style:name="T1" style:family="text">
      <style:text-properties style:font-name="Monaco" fo:font-size="9.75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://www.johncorser.com/princeton-algorithms-part-1-week-1/</text:p>
      <text:p text:style-name="P1"><text:a xlink:type="simple" xlink:href="http://logbase2.blogspot.com/2008/08/log-calculator.html" text:style-name="Internet_20_link" text:visited-style-name="Visited_20_Internet_20_Link">http://logbase2.blogspot.com/2008/08/log-calculator.html</text:a></text:p>
      <text:p text:style-name="P1"/>
      <text:p text:style-name="P3">Suppose that you time a program as a function of N and produce</text:p>
      <text:p text:style-name="P4">the following table.</text:p>
      <text:p text:style-name="P5"><text:s text:c="8"/><text:span text:style-name="T1">N <text:s text:c="2"/>seconds</text:span></text:p>
      <text:p text:style-name="P4">-------------------</text:p>
      <text:p text:style-name="P5"><text:s text:c="5"/><text:span text:style-name="T1">4096 <text:s text:c="4"/>0.000</text:span></text:p>
      <text:p text:style-name="P5"><text:s text:c="5"/><text:span text:style-name="T1">8192 <text:s text:c="4"/>0.000</text:span></text:p>
      <text:p text:style-name="P5"><text:s text:c="4"/><text:span text:style-name="T1">16384 <text:s text:c="4"/>0.001</text:span></text:p>
      <text:p text:style-name="P5"><text:s text:c="4"/><text:span text:style-name="T1">32768 <text:s text:c="4"/>0.003</text:span></text:p>
      <text:p text:style-name="P5"><text:s text:c="4"/><text:span text:style-name="T1">65536 <text:s text:c="4"/>0.007</text:span></text:p>
      <text:p text:style-name="P5"><text:s text:c="3"/><text:span text:style-name="T1">131072 <text:s text:c="4"/>0.017</text:span></text:p>
      <text:p text:style-name="P5"><text:s text:c="3"/><text:span text:style-name="T1">262144 <text:s text:c="4"/>0.043</text:span></text:p>
      <text:p text:style-name="P5"><text:s text:c="3"/><text:span text:style-name="T1">524288 <text:s text:c="4"/>0.110</text:span></text:p>
      <text:p text:style-name="P5"><text:s text:c="2"/><text:span text:style-name="T1">1048576 <text:s text:c="4"/>0.282</text:span></text:p>
      <text:p text:style-name="P5"><text:s text:c="2"/><text:span text:style-name="T1">2097152 <text:s text:c="4"/>0.721</text:span></text:p>
      <text:p text:style-name="P5"><text:s text:c="2"/><text:span text:style-name="T1">4194304 <text:s text:c="4"/>1.847</text:span></text:p>
      <text:p text:style-name="P5"><text:s text:c="2"/><text:span text:style-name="T1">8388608 <text:s text:c="4"/>4.738</text:span></text:p>
      <text:p text:style-name="P5"><text:s/><text:span text:style-name="T1">16777216 <text:s text:c="3"/>12.127</text:span></text:p>
      <text:p text:style-name="P5"><text:s/><text:span text:style-name="T1">33554432 <text:s text:c="3"/>31.062</text:span></text:p>
      <text:p text:style-name="P5"><text:s/><text:span text:style-name="T1">67108864 <text:s text:c="3"/>79.600</text:span></text:p>
      <text:p text:style-name="P4">134217728 <text:s text:c="2"/>203.878</text:p>
      <text:p text:style-name="P4">268435456 <text:s text:c="2"/>522.235</text:p>
      <text:p text:style-name="P4">536870912 <text:s/>1337.903</text:p>
      <text:p text:style-name="P4">Estimate the order of growth of the running time as a function of N.</text:p>
      <text:p text:style-name="P4">Assume that the running time obeys a power law T(N) ~ a N^b. For your</text:p>
      <text:p text:style-name="P4">answer, enter the constant b. Your answer will be marked as correct</text:p>
      <text:p text:style-name="P4">if it is within 1% of the target answer - we recommend using</text:p>
      <text:p text:style-name="P4">two digits after the decimal separator, e.g., 2.34.</text:p>
      <text:p text:style-name="P2"><text:soft-page-break/>Log Base 2 of (1337.903/522.235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" svg:font-family="Monaco, Menlo, Consolas, 'Courier New', monospace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21M51S</meta:editing-duration>
    <meta:editing-cycles>4</meta:editing-cycles>
    <meta:generator>LibreOffice/4.3.0.4$Windows_x86 LibreOffice_project/62ad5818884a2fc2e5780dd45466868d41009ec0</meta:generator>
    <dc:date>2014-09-21T19:07:45.144000000</dc:date>
    <meta:document-statistic meta:table-count="0" meta:image-count="0" meta:object-count="0" meta:page-count="2" meta:paragraph-count="30" meta:word-count="124" meta:character-count="926" meta:non-whitespace-character-count="718"/>
    <meta:user-defined meta:name="Info 1"/>
    <meta:user-defined meta:name="Info 2"/>
    <meta:user-defined meta:name="Info 3"/>
    <meta:user-defined meta:name="Info 4"/>
  </office:meta>
</office:document-meta>
</file>